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2.1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75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2.97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75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75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75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75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75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P3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draw:layer="layout" svg:width="4cm" svg:height="1.62cm" svg:x="1.8cm" svg:y="2.08cm">
          <text:p text:style-name="P1"><text:span text:style-name="T1">QuizDriver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2" draw:text-style-name="P2" draw:layer="layout" svg:width="4cm" svg:height="2.399cm" svg:x="1.8cm" svg:y="3.301cm">
          <text:p text:style-name="P1"><text:span text:style-name="T1">+ QuizDriver();</text:span></text:p>
          <text:p text:style-name="P1"><text:span text:style-name="T1">+main();</text:span></text:p>
          <text:p text:style-name="P1"><text:span text:style-name="T1">+goodBye();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2" draw:layer="layout" svg:width="4cm" svg:height="1cm" svg:x="7cm" svg:y="4.8cm">
          <text:p text:style-name="P1"><text:span text:style-name="T1">QuizUIJOP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4" draw:text-style-name="P2" draw:layer="layout" svg:width="4cm" svg:height="1.62cm" svg:x="7cm" svg:y="5.8cm">
          <text:p text:style-name="P1"><text:span text:style-name="T1">+QuizUIJOP();</text:span></text:p>
          <text:p text:style-name="P1"><text:span text:style-name="T1">+writeResults(); 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5" draw:text-style-name="P2" draw:layer="layout" svg:width="4cm" svg:height="1.62cm" svg:x="12.8cm" svg:y="9.1cm">
          <text:p text:style-name="P1"><text:span text:style-name="T1">+createQuiz();</text:span></text:p>
          <text:p text:style-name="P1"><text:span text:style-name="T1">+getData(); 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6" draw:text-style-name="P2" draw:layer="layout" svg:width="4cm" svg:height="1.62cm" svg:x="1.9cm" svg:y="11.8cm">
          <text:p text:style-name="P1"><text:span text:style-name="T1"><text:s/></text:span><text:span text:style-name="T1">+getData();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7" draw:text-style-name="P2" draw:layer="layout" svg:width="4cm" svg:height="1.62cm" svg:x="7.9cm" svg:y="13.5cm">
          <text:p text:style-name="P1"><text:span text:style-name="T1">+percentCorrect();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8" draw:text-style-name="P2" draw:layer="layout" svg:width="4cm" svg:height="1.62cm" svg:x="13.4cm" svg:y="16.3cm">
          <text:p text:style-name="P1"><text:span text:style-name="T1">PercentCor</text:span><text:span text:style-name="T1">rect();</text:span></text:p>
          <text:p text:style-name="P1"><text:span text:style-name="T1">+QuizResu</text:span><text:span text:style-name="T1">lt(); </text:span>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gr9" draw:text-style-name="P2" draw:layer="layout" svg:width="4cm" svg:height="3.22cm" svg:x="1.8cm" svg:y="16.18cm">
          <text:p text:style-name="P1"><text:span text:style-name="T1">+Question();</text:span></text:p>
          <text:p text:style-name="P1"><text:span text:style-name="T1">+getQuestionNumber();</text:span></text:p>
          <text:p text:style-name="P1"><text:span text:style-name="T1">+setQuestionNumber();</text:span></text:p>
          <text:p text:style-name="P1"><text:span text:style-name="T1">+getQuestionText();</text:span></text:p>
          <text:p text:style-name="P1"><text:span text:style-name="T1">+setQuestionText();</text:span></text:p>
          <text:p text:style-name="P1"><text:span text:style-name="T1">+getQuestionAnswer();</text:span></text:p>
          <text:p text:style-name="P1"><text:span text:style-name="T1">+setQuestionAnswer();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0" draw:text-style-name="P3" draw:layer="layout" svg:width="4cm" svg:height="1cm" svg:x="1.8cm" svg:y="15.2cm">
          <text:p text:style-name="P1"><text:span text:style-name="T2">Question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3" draw:layer="layout" svg:width="4cm" svg:height="1cm" svg:x="13.4cm" svg:y="15.3cm">
          <text:p text:style-name="P1"><text:span text:style-name="T2">QuizResul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2" draw:text-style-name="P3" draw:layer="layout" svg:width="4cm" svg:height="1cm" svg:x="7.9cm" svg:y="12.5cm">
          <text:p text:style-name="P1"><text:span text:style-name="T2">Resul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3" draw:text-style-name="P3" draw:layer="layout" svg:width="4cm" svg:height="1cm" svg:x="1.9cm" svg:y="10.8cm">
          <text:p text:style-name="P1"><text:span text:style-name="T2">GenericQuizGenerato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4" draw:text-style-name="P3" draw:layer="layout" svg:width="4cm" svg:height="1cm" svg:x="12.8cm" svg:y="8.1cm">
          <text:p text:style-name="P1"><text:span text:style-name="T2">QuizGenerator</text:span></text:p>
          <draw:enhanced-geometry svg:viewBox="0 0 1000 404" draw:text-areas="0 0 1000 404" draw:type="NonPrimitive" draw:enhanced-path="M 1000 404 L 1000 0 0 0 0 404 Z"/>
        </draw:custom-shape>
        <draw:line draw:style-name="gr15" draw:text-style-name="P4" draw:layer="layout" svg:x1="12.8cm" svg:y1="9.8cm" svg:x2="5.8cm" svg:y2="11.3cm">
          <text:p/>
        </draw:line>
        <draw:line draw:style-name="gr15" draw:text-style-name="P4" draw:layer="layout" svg:x1="7cm" svg:y1="6.5cm" svg:x2="5.7cm" svg:y2="5.3cm">
          <text:p/>
        </draw:line>
        <draw:line draw:style-name="gr15" draw:text-style-name="P4" draw:layer="layout" svg:x1="11.9cm" svg:y1="14.6cm" svg:x2="13.6cm" svg:y2="15.5cm">
          <text:p/>
        </draw:line>
        <draw:line draw:style-name="gr15" draw:text-style-name="P4" draw:layer="layout" svg:x1="10.9cm" svg:y1="7cm" svg:x2="12.9cm" svg:y2="8.2cm">
          <text:p/>
        </draw:line>
        <draw:line draw:style-name="gr15" draw:text-style-name="P4" draw:layer="layout" svg:x1="5.8cm" svg:y1="15.3cm" svg:x2="7.5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3:51:50.691428853</meta:creation-date>
    <dc:date>2018-11-27T00:52:44.000204948</dc:date>
    <meta:editing-duration>PT20M25S</meta:editing-duration>
    <meta:editing-cycles>3</meta:editing-cycles>
    <meta:generator>LibreOffice/6.0.6.2$Linux_X86_64 LibreOffice_project/00m0$Build-2</meta:generator>
    <meta:document-statistic meta:object-count="19"/>
  </office:meta>
</office:document-meta>
</file>